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000000"/>
    </style:style>
    <style:style style:name="T2" style:family="text">
      <style:text-properties fo:color="#808000"/>
    </style:style>
    <style:style style:name="T3" style:family="text">
      <style:text-properties fo:color="#c0c0c0"/>
    </style:style>
    <style:style style:name="T4" style:family="text">
      <style:text-properties fo:color="#000000" fo:font-style="italic"/>
    </style:style>
    <style:style style:name="T5" style:family="text">
      <style:text-properties fo:color="#000080"/>
    </style:style>
    <style:style style:name="P1" style:parent-style-name="Preformatted_20Text" style:family="paragraph">
      <style:paragraph-properties fo:hyphenation-ladder-count="no-limit" style:line-break="strict" style:punctuation-wrap="hanging" style:tab-stop-distance="35.461478755799995pt" style:text-autospace="ideograph-alpha" style:writing-mode="page"/>
      <style:text-properties fo:country="FR" fo:hyphenate="false" fo:hyphenation-push-char-count="2" fo:hyphenation-remain-char-count="2" fo:language="fr" style:use-window-font-color="true"/>
    </style:style>
  </office:automatic-styles>
  <office:body>
    <office:text>
      <text:tracked-changes text:track-changes="false"/>
      <text:p text:style-name="P1">Reponse :</text:p>
      <text:p text:style-name="P1"/>
      <text:p text:style-name="P1">Partie 1 :</text:p>
      <text:p text:style-name="P1">Etape 4 : Une telle méthode comme la méthode jouer est dite une méthode abstraite.<text:s/><text:span text:style-name="T1">Pour montrer qu'elle est abstraite, on met =0 à la fin dans le header de la classe. Ex :</text:span><text:span text:style-name="T2">virtual</text:span><text:span text:style-name="T3"><text:s/></text:span><text:span text:style-name="T2">void</text:span><text:span text:style-name="T3"><text:s/></text:span><text:span text:style-name="T4">play</text:span><text:span text:style-name="T1">()</text:span><text:span text:style-name="T3"><text:s/></text:span><text:span text:style-name="T1">=</text:span><text:span text:style-name="T3"><text:s/></text:span><text:span text:style-name="T5">0</text:span><text:span text:style-name="T1">;</text:span></text:p>
      <text:p text:style-name="P1"/>
      <text:p text:style-name="P1"><text:span text:style-name="T1">On ne pourra plus instancer les objets de la classe de bases car elle est maintenant abstraite et que les classes abstraites ne peuvent avoir d'objets</text:span></text:p>
      <text:p text:style-name="P1"/>
      <text:p text:style-name="P1"><text:span text:style-name="T1">Etape 5: C'est le polymorphisme qui permet de gérer les vidéo et les images de la même manière. Il est nécessaire que la liste soit du type des objets de la classes de bases.</text:span></text:p>
      <text:p text:style-name="P1"><text:span text:style-name="T1">La différence entre Java et C++ c'est qu'en java la liasion est que dynamique et en C++ elle peut être dynamique ou statique.</text:span></text:p>
      <text:p text:style-name="P1"/>
      <text:p text:style-name="P1">Etape 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1478755799995pt" style:text-autospace="ideograph-alpha" style:writing-mode="page"/>
      <style:text-properties fo:country="FR" fo:font-family="Times New Roman" fo:font-size="12.000000000000000pt" fo:hyphenate="false" fo:hyphenation-push-char-count="2" fo:hyphenation-remain-char-count="2" fo:language="fr" style:use-window-font-color="true"/>
    </style:default-style>
    <style:style style:name="Standard" style:display-name="Standard" style:family="paragraph"/>
    <style:style style:name="Heading" style:display-name="Heading" style:family="paragraph" style:next-style-name="Text_20body">
      <style:paragraph-properties fo:keep-with-next="always" fo:margin-bottom="6.009459229600000pt" fo:margin-top="11.990571953400000pt"/>
      <style:text-properties fo:font-family="Arial" fo:font-size="14.000000000000000pt" style:font-family-generic="swiss" style:font-pitch="variable"/>
    </style:style>
    <style:style style:name="Text_20body" style:display-name="Text body" style:family="paragraph">
      <style:paragraph-properties fo:line-height="120%" fo:margin-bottom="7.001586932600000pt" fo:margin-top="0.000000000000000pt"/>
    </style:style>
    <style:style style:name="List" style:display-name="List" style:family="paragraph"/>
    <style:style style:name="Index" style:display-name="Index" style:family="paragraph">
      <style:paragraph-properties text:line-number="0" text:number-lines="false"/>
    </style:style>
    <style:style style:name="Preformatted_20Text" style:display-name="Preformatted Text" style:family="paragraph">
      <style:paragraph-properties fo:margin-bottom="0.000000000000000pt" fo:margin-top="0.000000000000000pt"/>
      <style:text-properties fo:font-family="Courier New" fo:font-size="10.000000000000000pt" style:font-family-generic="modern" style:font-pitch="fixed"/>
    </style: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text:outline-style style:name="Outline">
      <text:outline-level-style text:start-value="1" text:display-levels="1" style:num-format="" text:level="1">
        <style:list-level-properties text:list-level-position-and-space-mode="label-alignment" fo:text-align="start">
          <style:list-level-label-alignment text:label-followed-by="listtab" text:list-tab-stop-position="21.60003741960pt" fo:text-indent="-21.60003741960pt" fo:margin-left="21.60003741960pt"/>
        </style:list-level-properties>
      </text:outline-level-style>
      <text:outline-level-style text:start-value="1" text:display-levels="1" style:num-format="" text:level="2">
        <style:list-level-properties text:list-level-position-and-space-mode="label-alignment" fo:text-align="start">
          <style:list-level-label-alignment text:label-followed-by="listtab" text:list-tab-stop-position="28.80004989280pt" fo:text-indent="-28.80004989280pt" fo:margin-left="28.80004989280pt"/>
        </style:list-level-properties>
      </text:outline-level-style>
      <text:outline-level-style text:start-value="1" text:display-levels="1" style:num-format="" text:level="3">
        <style:list-level-properties text:list-level-position-and-space-mode="label-alignment" fo:text-align="start">
          <style:list-level-label-alignment text:label-followed-by="listtab" text:list-tab-stop-position="36.00006236600pt" fo:text-indent="-36.00006236600pt" fo:margin-left="36.00006236600pt"/>
        </style:list-level-properties>
      </text:outline-level-style>
      <text:outline-level-style text:start-value="1" text:display-levels="1" style:num-format="" text:level="4">
        <style:list-level-properties text:list-level-position-and-space-mode="label-alignment" fo:text-align="start">
          <style:list-level-label-alignment text:label-followed-by="listtab" text:list-tab-stop-position="43.20007483920pt" fo:text-indent="-43.20007483920pt" fo:margin-left="43.20007483920pt"/>
        </style:list-level-properties>
      </text:outline-level-style>
      <text:outline-level-style text:start-value="1" text:display-levels="1" style:num-format="" text:level="5">
        <style:list-level-properties text:list-level-position-and-space-mode="label-alignment" fo:text-align="start">
          <style:list-level-label-alignment text:label-followed-by="listtab" text:list-tab-stop-position="50.40008731240pt" fo:text-indent="-50.40008731240pt" fo:margin-left="50.40008731240pt"/>
        </style:list-level-properties>
      </text:outline-level-style>
      <text:outline-level-style text:start-value="1" text:display-levels="1" style:num-format="" text:level="6">
        <style:list-level-properties text:list-level-position-and-space-mode="label-alignment" fo:text-align="start">
          <style:list-level-label-alignment text:label-followed-by="listtab" text:list-tab-stop-position="57.60009978560pt" fo:text-indent="-57.60009978560pt" fo:margin-left="57.60009978560pt"/>
        </style:list-level-properties>
      </text:outline-level-style>
      <text:outline-level-style text:start-value="1" text:display-levels="1" style:num-format="" text:level="7">
        <style:list-level-properties text:list-level-position-and-space-mode="label-alignment" fo:text-align="start">
          <style:list-level-label-alignment text:label-followed-by="listtab" text:list-tab-stop-position="64.80011225880pt" fo:text-indent="-64.80011225880pt" fo:margin-left="64.80011225880pt"/>
        </style:list-level-properties>
      </text:outline-level-style>
      <text:outline-level-style text:start-value="1" text:display-levels="1" style:num-format="" text:level="8">
        <style:list-level-properties text:list-level-position-and-space-mode="label-alignment" fo:text-align="start">
          <style:list-level-label-alignment text:label-followed-by="listtab" text:list-tab-stop-position="72.00012473200pt" fo:text-indent="-72.00012473200pt" fo:margin-left="72.00012473200pt"/>
        </style:list-level-properties>
      </text:outline-level-style>
      <text:outline-level-style text:start-value="1" text:display-levels="1" style:num-format="" text:level="9">
        <style:list-level-properties text:list-level-position-and-space-mode="label-alignment" fo:text-align="start">
          <style:list-level-label-alignment text:label-followed-by="listtab" text:list-tab-stop-position="79.20013720520pt" fo:text-indent="-79.20013720520pt" fo:margin-left="79.20013720520pt"/>
        </style:list-level-properties>
      </text:outline-level-style>
      <text:outline-level-style text:start-value="1" text:display-levels="1" style:num-format="" text:level="10">
        <style:list-level-properties text:list-level-position-and-space-mode="label-alignment" fo:text-align="start">
          <style:list-level-label-alignment text:label-followed-by="listtab" text:list-tab-stop-position="86.40014967840pt" fo:text-indent="-86.40014967840pt" fo:margin-left="86.40014967840pt"/>
        </style:list-level-properties>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page-layout>
    <style:page-layout style:name="pm2" style:page-usage="all">
      <style:page-layout-properties calligra:specialborder-bottom="none" calligra:specialborder-left="none" calligra:specialborder-right="none" calligra:specialborder-top="none" fo:border="0pt none #000000" fo:margin-bottom="28.346505799999999pt" fo:margin-left="56.693011599999998pt" fo:margin-right="28.346505799999999pt" fo:margin-top="28.346505799999999pt" fo:padding="0.000000000000000pt" fo:page-height="841.891222259999950pt" fo:page-width="595.304968305800003pt" style:print-orientation="portrait"/>
    </style:page-layout>
  </office:automatic-styles>
  <office:master-styles>
    <style:master-page style:name="Standard" style:display-name="Default"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5</meta:generator>
    <dc:title/>
    <meta:initial-creator>Unknown</meta:initial-creator>
    <meta:editing-cycles>4</meta:editing-cycles>
    <dc:date>2015-10-27T11:45:33</dc:date>
    <meta:creation-date>2015-10-27T10:35:30</meta:creation-date>
    <dc:creator>Benoit Colas</dc:creator>
  </office:meta>
</office:document-meta>
</file>